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3.64mm"/>
    </style:style>
    <style:style style:name="co39" style:family="table-column">
      <style:table-column-properties fo:break-before="auto" style:column-width="78.92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</table:table-row>
        <table:table-row table:style-name="ro11" table:number-rows-repeated="1048467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3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5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3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3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5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4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7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5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4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8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20:50:13.943424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22:42:38.101680388</dc:date>
    <meta:generator>LibreOffice/4.4.3.2$Linux_X86_64 LibreOffice_project/40m0$Build-2</meta:generator>
    <meta:editing-duration>P3DT8H36M8S</meta:editing-duration>
    <meta:editing-cycles>267</meta:editing-cycles>
    <meta:printed-by>Mathieu Godard</meta:printed-by>
    <meta:print-date>2015-06-17T09:42:42.592067315</meta:print-date>
    <meta:document-statistic meta:table-count="5" meta:cell-count="2375" meta:object-count="0"/>
  </office:meta>
</office:document-meta>
</file>